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2.802in" style:type="center"/>
          <style:tab-stop style:position="5.6043in" style:type="right"/>
        </style:tab-stops>
      </style:paragraph-properties>
    </style:style>
    <style:style style:name="P2" style:family="paragraph" style:parent-style-name="Title3">
      <style:paragraph-properties fo:break-before="page"/>
    </style:style>
    <style:style style:name="P3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Title1" style:master-page-name="Cover_20_Page">
      <style:paragraph-properties style:page-number="auto"/>
    </style:style>
    <style:style style:name="T1" style:family="text">
      <style:text-properties style:font-name-asian="MS Mincho" style:font-name-complex="Tahoma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 text:description="Click placeholder and delete">&lt;Screenwright(R) screenplay formatting template v1.3&gt;</text:placeholder></text:p>
      <text:p text:style-name="Title1"/>
      <text:p text:style-name="Title1">&lt;View Field Names [Ctrl+F9] if you see mostly "Placeholder" on this page.&gt;</text:p>
      <text:p text:style-name="Title1"/>
      <text:p text:style-name="Title1"><text:placeholder text:placeholder-type="text" text:description="Click placeholder and delete">&lt;Delete/replace text surrounded by &lt;&gt; angle brackets (don't remove line breaks)&gt;</text:placeholder></text:p>
      <text:p text:style-name="Title1"/>
      <text:p text:style-name="Title1"/>
      <text:p text:style-name="Title1"/>
      <text:p text:style-name="Title1"/>
      <text:p text:style-name="Title1"/>
      <text:p text:style-name="Title1"/>
      <text:p text:style-name="Title1"/>
      <text:p text:style-name="Title1"/>
      <text:p text:style-name="Title1"/>
      <text:p text:style-name="Title1"/>
      <text:p text:style-name="Title1"/>
      <text:p text:style-name="Title1"/>
      <text:p text:style-name="Title1">"Bobby on a stick"</text:p>
      <text:p text:style-name="Title1"/>
      <text:p text:style-name="Title1"/>
      <text:p text:style-name="Title1"/>
      <text:p text:style-name="Title1"/>
      <text:p text:style-name="Title1">Screenplay by</text:p>
      <text:p text:style-name="Title1"/>
      <text:p text:style-name="Title1">Vasileios Kalampakas</text:p>
      <text:p text:style-name="Title1"/>
      <text:p text:style-name="Title1"/>
      <text:p text:style-name="Title1"/>
      <text:p text:style-name="Title1"/>
      <text:p text:style-name="Title1"/>
      <text:p text:style-name="Title1"/>
      <text:p text:style-name="Title1"/>
      <text:p text:style-name="Title1"/>
      <text:p text:style-name="Title2"/>
      <text:p text:style-name="Title2"/>
      <text:p text:style-name="Title2"/>
      <text:p text:style-name="Title2"/>
      <text:p text:style-name="Title2"/>
      <text:p text:style-name="Title2"/>
      <text:p text:style-name="Title2"/>
      <text:p text:style-name="Title2"/>
      <text:p text:style-name="Title2"><text:span text:style-name="T1"/></text:p>
      <text:p text:style-name="Title2">© 2012 Vasileios Kalampakas</text:p>
      <text:p text:style-name="Title2"/>
      <text:p text:style-name="Title2"><text:a xlink:type="simple" xlink:href="mailto:kalampakas@stoneforger.com?subject=original screenplay for &quot;Bobby on a stick&quot; " office:target-frame-name="_blank" xlink:show="new"><text:span text:style-name="T2">kalampakas@stoneforger.com</text:span></text:a></text:p>
      <text:p text:style-name="Title2"><text:a xlink:type="simple" xlink:href="http://www.stoneforger.com/" office:target-frame-name="_blank" xlink:show="new">www.stoneforger.com</text:a><text:span text:style-name="T2">0</text:span></text:p>
      <text:p text:style-name="Title2"><text:placeholder text:placeholder-type="text" text:description="Click placeholder and delete">&lt;Edit, Hyperlink, Apply, Close&gt;</text:placeholder></text:p>
      <text:p text:style-name="Title2"><text:placeholder text:placeholder-type="text" text:description="Click placeholder and replace">&lt;Address&gt;</text:placeholder></text:p>
      <text:p text:style-name="Title2"/>
      <text:p text:style-name="Title2"><text:span text:style-name="T1">Representation</text:span>:</text:p>
      <text:p text:style-name="Title2">Vasileios Kalampakas</text:p>
      <text:p text:style-name="P2">"<text:placeholder text:placeholder-type="text" text:description="Click placeholder and replace">&lt;Title [Title3]&gt;</text:placeholder>"</text:p>
      <text:p text:style-name="Heading_20_1">FADE IN:<text:placeholder text:placeholder-type="text" text:description="Click placeholder and delete">&lt; @Ln2 Heading 1 Ctrl+1&gt;</text:placeholder></text:p>
      <text:p text:style-name="Heading_20_1">EXT. PLACE - TIME<text:placeholder text:placeholder-type="text" text:description="Click placeholder and delete">&lt; @Ln3 (first SLUGLINE) Heading 1 Ctrl+1&gt;</text:placeholder></text:p>
      <text:p text:style-name="Heading_20_1"><text:placeholder text:placeholder-type="text" text:description="Click placeholder and replace">&lt;Description @Ln4 Heading 1 Ctrl+1&gt;</text:placeholder></text:p>
      <text:p text:style-name="Heading_20_2"><text:placeholder text:placeholder-type="text" text:description="Click placeholder and replace">&lt;CHARACTER Heading 2 Ctrl+2&gt;</text:placeholder></text:p>
      <text:p text:style-name="Heading_20_3">(<text:placeholder text:placeholder-type="text" text:description="Click placeholder and replace">&lt;Wrylie Heading 3 Ctrl+3&gt;</text:placeholder>)</text:p>
      <text:p text:style-name="Heading_20_4"><text:placeholder text:placeholder-type="text" text:description="Click placeholder and replace">&lt;Dialogue Heading 4 Ctrl+4&gt;</text:placeholder></text:p>
      <text:p text:style-name="Heading_20_5"><text:placeholder text:placeholder-type="text" text:description="Click placeholder and replace">&lt;EXT./INT. (SLUGLINES after the first one) Heading 5 Ctrl+5&gt;</text:placeholder></text:p>
      <text:p text:style-name="Heading_20_1"><text:placeholder text:placeholder-type="text" text:description="Click placeholder and replace">&lt;Description Heading 1 Ctrl+1&gt;</text:placeholder></text:p>
      <text:p text:style-name="Heading_20_1">This screenplay template is available from:<text:line-break/><text:a xlink:type="simple" xlink:href="http://extensions.services.openoffice.org/project/scr2" office:target-frame-name="_blank" xlink:show="new">http://extensions.services.openoffice.org/project/scr2</text:a><text:line-break/>and: <text:a xlink:type="simple" xlink:href="http://www.9TimeZones.com/scr/#x" office:target-frame-name="_blank" xlink:show="new">http://www.9TimeZones.com/scr/#x</text:a></text:p>
      <text:p text:style-name="Heading_20_1">, and it's based on Screenwright(R) margins:<text:line-break/><text:a xlink:type="simple" xlink:href="http://www.9TimeZones.com/ia/scr.htm" office:target-frame-name="_blank" xlink:show="new">http://www.9TimeZones.com/ia/scr.htm</text:a></text:p>
      <text:p text:style-name="Heading_20_1">, a system which uses Part I of Cole &amp; Haag's <text:a xlink:type="simple" xlink:href="http://www.amazon.com/exec/obidos/ASIN/0929583000/thescreenwrightr" office:target-frame-name="_blank" xlink:show="new">The Complete Guide to Standard Script Formats</text:a> (ISBN <text:line-break/>0-929583-00-0) as the guide for its text formatting.</text:p>
      <text:p text:style-name="Heading_20_1"><text:span text:style-name="T3">This template won an </text:span><text:a xlink:type="simple" xlink:href="http://www.sun.com/aboutsun/pr/2008-10/sunflash.20081006.1.xml" office:target-frame-name="_blank" xlink:show="new"><text:span text:style-name="T3">OpenOffice.org CIP Award</text:span></text:a><text:span text:style-name="T3"> from Sun Microsystems!</text:span></text:p>
      <text:p text:style-name="Heading_20_1"><text:span text:style-name="T3">To generate a personalized version</text:span> of this scr2.ott template: [1] insert your name/address/etc., [2] delete unwanted text and links, [3] save the revisions in a new template (File, Templates, Save, scr2a, OK).</text:p>
      <text:p text:style-name="Heading_20_1"><text:span text:style-name="T3">Using your iPod to write screenplays</text:span> (you can also use your thumb/flash drive, mp3 player, or favorite USB storage device): (a) at the bottom of your iPod's "Summary" tab in iTunes, check the "Enable disk use" box, and click the "Apply" button; (b) install the free <text:a xlink:type="simple" xlink:href="http://portableapps.com/apps/office/openoffice_portable" office:target-frame-name="_blank" xlink:show="new">OpenOffice.org Portable</text:a> suite on your iPod; and (c) install this template on your iPod. <text:s/>Details:<text:line-break/><text:a xlink:type="simple" xlink:href="http://extensions.services.openoffice.org/project/scr2" office:target-frame-name="_blank" xlink:show="new">http://extensions.services.openoffice.org/project/scr2</text:a></text:p>
      <text:p text:style-name="Heading_20_1">WGAw schedule of minimums:<text:line-break/><text:a xlink:type="simple" xlink:href="http://www.wga.org/content/default.aspx?id=1027" office:target-frame-name="_blank" xlink:show="new">http://www.wga.org/content/default.aspx?id=1027</text:a></text:p>
      <text:p text:style-name="Heading_20_1">WGAw agents: <text:a xlink:type="simple" xlink:href="http://www.wga.org/agency/agencylist.asp" office:target-frame-name="_blank" xlink:show="new">http://www.wga.org/agency/agencylist.asp</text:a></text:p>
      <text:p text:style-name="Heading_20_1"/>
      <text:p text:style-name="Heading_20_1"><text:soft-page-break/><text:placeholder text:placeholder-type="text" text:description="Click this placeholder and delete">&lt;Click in Header above to replace Title&gt;</text:placeholder></text:p>
      <text:p text:style-name="Text">Register script: <text:a xlink:type="simple" xlink:href="http://www.wgawregistry.org/" office:target-frame-name="_blank" xlink:show="new">http://www.wgawregistry.org</text:a><text:line-break/>or: <text:a xlink:type="simple" xlink:href="https://www.wgaeast.org/index.php?id=238" office:target-frame-name="_blank" xlink:show="new">https://www.wgaeast.org/index.php?id=238</text:a></text:p>
      <text:p text:style-name="Heading_20_1">Copyright script: <text:a xlink:type="simple" xlink:href="http://www.copyright.gov/forms/" office:target-frame-name="_blank" xlink:show="new">http://www.copyright.gov/forms</text:a></text:p>
      <text:p text:style-name="Heading_20_1">DGA agency: <text:a xlink:type="simple" xlink:href="http://www.dga.org/dga_members/" office:target-frame-name="_blank" xlink:show="new">http://www.dga.org/dga_members</text:a></text:p>
      <text:p text:style-name="Heading_20_1">SAG locate: <text:a xlink:type="simple" xlink:href="http://www.sag.org/content/agency-relations" office:target-frame-name="_blank" xlink:show="new">http://www.sag.org/content/agency-relations</text:a></text:p>
      <text:p text:style-name="Text_20_body">Nicholl fellowship:<text:line-break/><text:a xlink:type="simple" xlink:href="http://www.oscars.org/awards/nicholl/">http://www.oscars.org/awards/nicholl</text:a></text:p>
      <text:p text:style-name="Heading_20_1">Zoetrope contest: <text:a xlink:type="simple" xlink:href="http://www.zoetrope.com/contests/" office:target-frame-name="_blank" xlink:show="new">http://www.zoetrope.com/contests</text:a></text:p>
      <text:p text:style-name="Heading_20_1">The Black List: <text:a xlink:type="simple" xlink:href="http://www.blcklst.com/" office:target-frame-name="_blank" xlink:show="new">http://www.blcklst.com</text:a></text:p>
      <text:p text:style-name="Heading_20_1">Acco #5 Brads - 1¼" Solid Brass Fasteners, ACC71505:<text:line-break/><text:a xlink:type="simple" xlink:href="http://www.amazon.com/exec/obidos/ASIN/B00006IBK1/thescreenwrightr" office:target-frame-name="_blank" xlink:show="new">http://www.google.com/products?scoring=p&amp;q=Acco+71505</text:a></text:p>
      <text:p text:style-name="Heading_20_1"/>
      <text:p text:style-name="Heading_20_1">Universal color sequence for script revision pages: White, Blue, Pink, Yellow, Green, Goldenrod, Buff, Salmon, Cherry, Tan; White, etc.</text:p>
      <text:p text:style-name="Heading_20_1"/>
      <text:p text:style-name="Heading_20_1"/>
      <text:p text:style-name="Heading_20_1"/>
      <text:p text:style-name="P3">THE E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701in" fo:line-height="0.1799in" fo:orphans="2" fo:widows="2" style:page-number="auto" fo:background-color="transparent" style:shadow="none">
        <style:tab-stops/>
        <style:background-image/>
      </style:paragraph-properties>
      <style:text-properties style:font-name="Courier New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next-style-name="Heading_20_1" style:class="text" style:master-page-name="">
      <style:paragraph-properties fo:margin-top="0in" fo:margin-bottom="0.1701in" fo:line-height="0.1799in" fo:keep-together="auto" fo:orphans="2" fo:widows="2" style:page-number="auto" fo:background-color="transparent" style:shadow="none">
        <style:tab-stops/>
        <style:background-image/>
      </style:paragraph-properties>
      <style:text-properties style:font-name="Courier New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next-style-name="Heading_20_2" style:list-style-name="" style:class="text" style:master-page-name="">
      <style:paragraph-properties fo:margin="100%" fo:margin-left="0in" fo:margin-right="0in" fo:margin-top="0in" fo:margin-bottom="0.1701in" fo:line-height="0.1799in" fo:text-align="start" style:justify-single-word="false" fo:keep-together="always" fo:orphans="0" fo:widows="0" fo:text-indent="0in" style:auto-text-indent="false" style:page-number="auto" fo:background-color="transparent" style:shadow="none" fo:keep-with-next="auto">
        <style:tab-stops/>
        <style:background-image/>
      </style:paragraph-properties>
      <style:text-properties style:font-name="Courier New" fo:font-size="12pt" fo:font-weight="normal" style:font-size-asian="115%" style:font-weight-asian="bold" style:font-size-complex="115%" style:font-weight-complex="bold"/>
    </style:style>
    <style:style style:name="Heading_20_2" style:display-name="Heading 2" style:family="paragraph" style:next-style-name="Heading_20_4" style:list-style-name="" style:class="text" style:master-page-name="">
      <style:paragraph-properties fo:margin="100%" fo:margin-left="2.4in" fo:margin-right="0in" fo:margin-top="0in" fo:margin-bottom="0in" fo:line-height="0.1799in" fo:keep-together="always" fo:orphans="0" fo:widows="0" fo:text-indent="0in" style:auto-text-indent="false" style:page-number="auto" fo:keep-with-next="always">
        <style:tab-stops/>
      </style:paragraph-properties>
      <style:text-properties fo:text-transform="uppercase" style:font-name="Courier New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Heading_20_3" style:display-name="Heading 3" style:family="paragraph" style:next-style-name="Heading_20_4" style:list-style-name="" style:class="text" style:master-page-name="">
      <style:paragraph-properties fo:margin="100%" fo:margin-left="1.7in" fo:margin-right="1.9in" fo:margin-top="0in" fo:margin-bottom="0in" fo:line-height="0.1799in" fo:text-align="start" style:justify-single-word="false" fo:keep-together="always" fo:text-indent="-0.1in" style:auto-text-indent="false" style:page-number="auto" fo:keep-with-next="always">
        <style:tab-stops/>
      </style:paragraph-properties>
      <style:text-properties style:font-name="Courier New" fo:font-size="12pt" fo:font-weight="normal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next-style-name="Heading_20_1" style:list-style-name="" style:class="text" style:master-page-name="">
      <style:paragraph-properties fo:margin-top="0.1701in" fo:margin-bottom="0.1701in" fo:line-height="0.1799in" fo:keep-together="always" fo:orphans="0" fo:widows="0" style:page-number="auto" fo:keep-with-next="always"/>
      <style:text-properties fo:text-transform="uppercase" style:font-name="Courier New" fo:font-size="12pt" fo:font-weight="normal" style:font-size-asian="85%" style:font-weight-asian="bold" style:font-size-complex="8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 style:master-page-name="Standard">
      <style:paragraph-properties style:page-number="1" fo:break-before="auto" fo:break-after="auto" text:number-lines="false" text:line-number="0">
        <style:tab-stops>
          <style:tab-stop style:position="3.1in" style:type="center"/>
          <style:tab-stop style:position="5.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in" style:type="center"/>
          <style:tab-stop style:position="5.6in" style:type="right"/>
        </style:tab-stops>
      </style:paragraph-properties>
    </style:style>
    <style:style style:name="Heading_20_4" style:display-name="Heading 4" style:family="paragraph" style:next-style-name="Heading_20_2" style:list-style-name="" style:class="text" style:master-page-name="">
      <style:paragraph-properties fo:margin="100%" fo:margin-left="1in" fo:margin-right="1in" fo:margin-top="0in" fo:margin-bottom="0.1701in" fo:line-height="0.1799in" fo:keep-together="always" fo:orphans="0" fo:widows="0" fo:text-indent="0in" style:auto-text-indent="false" style:page-number="auto" fo:keep-with-next="auto"/>
      <style:text-properties style:font-name="Courier New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itle2" style:family="paragraph" style:class="text">
      <style:paragraph-properties fo:margin="100%" fo:margin-left="5.1in" fo:margin-right="0in" fo:line-height="0.1799in" fo:text-indent="0in" style:auto-text-indent="false"/>
      <style:text-properties style:font-name="Courier New"/>
    </style:style>
    <style:style style:name="Title3" style:family="paragraph" style:next-style-name="Heading_20_1" style:class="text" style:master-page-name="">
      <style:paragraph-properties fo:margin-top="0in" fo:margin-bottom="0.3299in" fo:line-height="0.1799in" fo:text-align="center" style:justify-single-word="false" style:page-number="auto"/>
      <style:text-properties style:font-name="Courier New"/>
    </style:style>
    <style:style style:name="Title1" style:family="paragraph" style:class="text" style:master-page-name="">
      <style:paragraph-properties fo:line-height="0.1799in" fo:text-align="center" style:justify-single-word="false" style:page-number="auto"/>
      <style:text-properties style:font-name="Courier New"/>
    </style:style>
    <style:style style:name="Text" style:family="paragraph" style:class="extra" style:master-page-name="">
      <style:paragraph-properties fo:margin-top="0in" fo:margin-bottom="0.1701in" fo:line-height="0.1799in" fo:orphans="2" fo:widows="2" style:page-number="auto">
        <style:tab-stops/>
      </style:paragraph-properties>
      <style:text-properties style:font-name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2.802in" style:type="center"/>
          <style:tab-stop style:position="5.6043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6in" fo:margin-bottom="0.5in" fo:margin-left="1.9in" fo:margin-right="1.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0.5in" fo:margin-left="1.9in" fo:margin-right="1.1in" style:writing-mode="lr-tb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0.5in" fo:margin-left="0.4in" fo:margin-right="0.3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"<text:placeholder text:placeholder-type="text" text:description="Click placeholder and replace">&lt;Title&gt;</text:placeholder>"<text:tab/><text:tab/><text:page-number text:select-page="current" text:page-adjust="-1">2</text:page-number>.</text:p>
      </style:head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Cover_20_Page" style:display-name="Cover Page" style:page-layout-name="Mpm4" style:next-style-name="Firs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Scr2 Screenwright(R) screenplay formatting template v1.3</dc:title>
    <dc:description>by Anikó J. Bartos &amp; Alan C. Baird: &lt;a target=_blank href="http://www.9TimeZones.com/scr/"&gt;&lt;u&gt;http://www.9TimeZones.com/scr&lt;/u&gt;&lt;/a&gt;</dc:description>
    <dc:subject>&lt;b&gt;Download/install notes, background + more script formatters: &lt;/b&gt;&lt;a target=_blank href="http://extensions.services.openoffice.org/project/scr2"&gt;&lt;u&gt;click here&lt;/u&gt;&lt;/a&gt;</dc:subject>
    <meta:creation-date>2012-09-27T14:20:47</meta:creation-date>
    <meta:editing-cycles>3</meta:editing-cycles>
    <meta:editing-duration>PT5M41S</meta:editing-duration>
    <meta:keyword>awards</meta:keyword>
    <meta:keyword>winning</meta:keyword>
    <meta:keyword>winners</meta:keyword>
    <meta:keyword>prizes</meta:keyword>
    <meta:keyword>prizewinners</meta:keyword>
    <meta:keyword>films</meta:keyword>
    <meta:keyword>movies</meta:keyword>
    <meta:keyword>locations</meta:keyword>
    <meta:keyword>sets</meta:keyword>
    <meta:keyword>studios</meta:keyword>
    <meta:keyword>formatters</meta:keyword>
    <meta:keyword>screenwriters</meta:keyword>
    <meta:keyword>writers</meta:keyword>
    <dc:date>2012-09-27T14:28:13</dc:date>
    <meta:document-statistic meta:table-count="0" meta:image-count="0" meta:object-count="0" meta:page-count="3" meta:paragraph-count="42" meta:word-count="320" meta:character-count="2590" meta:non-whitespace-character-count="2311"/>
    <meta:user-defined meta:name="License">&lt;a href="http://creativecommons.org/licenses/by-nc-nd/3.0/"&gt;BY-NC-ND&lt;/a&gt;</meta:user-defined>
  </office:meta>
</office:document-meta>
</file>